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size="14pt" style:font-size-asian="14pt" style:font-size-complex="14pt"/>
    </style:style>
    <style:style style:name="T8" style:parent-style-name="Car.predefinitoparagrafo" style:family="text">
      <style:text-properties fo:font-size="14pt" style:font-size-asian="14pt" style:font-size-complex="14pt"/>
    </style:style>
    <style:style style:name="T9" style:parent-style-name="Car.predefinitoparagrafo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TableColumn31" style:family="table-column">
      <style:table-column-properties style:column-width="2.2305in" style:use-optimal-column-width="false"/>
    </style:style>
    <style:style style:name="TableColumn32" style:family="table-column">
      <style:table-column-properties style:column-width="2.2312in" style:use-optimal-column-width="false"/>
    </style:style>
    <style:style style:name="TableColumn33" style:family="table-column">
      <style:table-column-properties style:column-width="2.2312in" style:use-optimal-column-width="false"/>
    </style:style>
    <style:style style:name="Table30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4pt" style:font-size-asian="14pt" style:font-size-complex="14pt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4pt" style:font-size-asian="14pt" style:font-size-complex="14pt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4pt" style:font-size-asian="14pt" style:font-size-complex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4pt" style:font-size-asian="14pt" style:font-size-complex="14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</style:style>
    <style:style style:name="T61" style:parent-style-name="Car.predefinitoparagraf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D.T.S. Group</text:p>
      <text:p text:style-name="P2">Dispositivi Termo Sanitari s.r.l.</text:p>
      <text:p text:style-name="P3">V.le.A.De Gasperi,10-10129 TORINO</text:p>
      <text:p text:style-name="P4">Tel. 011-623466</text:p>
      <text:p text:style-name="P5"><text:span text:style-name="T6">Email:</text:span><text:a xlink:href="mailto:info@dts.it" office:target-frame-name="_top" xlink:show="replace"><text:span text:style-name="T7">info@dts.it</text:span></text:a><text:span text:style-name="T8">,<text:s/></text:span><text:a xlink:href="http://www.dispositividts.it/" office:target-frame-name="_top" xlink:show="replace"><text:span text:style-name="T9">www.dispositividts.it</text:span></text:a></text:p>
      <text:p text:style-name="P10"/>
      <text:p text:style-name="P11"/>
      <text:p text:style-name="P12"><text:s text:c="96"/>Torino,12 settembre 2014</text:p>
      <text:p text:style-name="P13"/>
      <text:p text:style-name="P14"/>
      <text:p text:style-name="P15">Spett.Ditta</text:p>
      <text:p text:style-name="P16">Visconti Alessio</text:p>
      <text:p text:style-name="P17">Corso Garibaldi, 16</text:p>
      <text:p text:style-name="P18">73100 LECCE (LE)</text:p>
      <text:p text:style-name="P19"/>
      <text:p text:style-name="P20"/>
      <text:p text:style-name="P21"/>
      <text:p text:style-name="P22">Oggetto:Richiesta listino</text:p>
      <text:p text:style-name="P23"/>
      <text:p text:style-name="P24"><text:s text:c="32"/>Desideriamo innanzitutto ringraziarVi per la richiesta di informazioni sui prodotti della D.T.S. Group s.r.l.</text:p>
      <text:p text:style-name="P25">La nostra azienda è specializzata nella fornitura di apparecchiature termiche su<text:s/>misura, realizzate in base alle esigenze dei nostri clienti ed è questo il punto di forza e l’origine del nostro successo.</text:p>
      <text:p text:style-name="P26">Saremo lieti di contattarVi nelle prossime settimane per un eventuale incontro e per fornirVi ulteriori dettagli ai fini di un’ eventuale collaborazione.</text:p>
      <text:p text:style-name="P27">RingraziandoVi nuovamente per l’interesse dimostrato, come da Voi richiesto, inviamo il listino aggiornato che avrà validità semestrale e che, come potete notare, riporta solo modesti ritocchi dei prezzi rispetto al listino precedente.</text:p>
      <text:p text:style-name="P28">Ci teniamo <text:s/>a segnalare la presenza sul listino dei seguenti due articoli che, sicuramente, incontreremo il Vostro interesse.</text:p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 text:c="18"/>Codice</text:p>
          </table:table-cell>
          <table:table-cell table:style-name="TableCell37">
            <text:p text:style-name="P38"><text:s text:c="15"/>Descrizione</text:p>
          </table:table-cell>
          <table:table-cell table:style-name="TableCell39">
            <text:p text:style-name="P40"><text:s text:c="16"/>Prezzo</text:p>
          </table:table-cell>
        </table:table-row>
        <table:table-row table:style-name="TableRow41">
          <table:table-cell table:style-name="TableCell42">
            <text:p text:style-name="P43">A001</text:p>
          </table:table-cell>
          <table:table-cell table:style-name="TableCell44">
            <text:p text:style-name="P45">Impianto XYZ</text:p>
          </table:table-cell>
          <table:table-cell table:style-name="TableCell46">
            <text:p text:style-name="P47">€ 150,00</text:p>
          </table:table-cell>
        </table:table-row>
        <table:table-row table:style-name="TableRow48">
          <table:table-cell table:style-name="TableCell49">
            <text:p text:style-name="P50">A002</text:p>
          </table:table-cell>
          <table:table-cell table:style-name="TableCell51">
            <text:p text:style-name="P52">Impianto ABC</text:p>
          </table:table-cell>
          <table:table-cell table:style-name="TableCell53">
            <text:p text:style-name="P54">€250,00</text:p>
          </table:table-cell>
        </table:table-row>
      </table:table>
      <text:p text:style-name="P55"><text:s/></text:p>
      <text:p text:style-name="P56">Nell’ attesa di Vostri graditi ordini, Vi porgiamo i nostri più distinti saluti</text:p>
      <text:p text:style-name="P57"><text:s/></text:p>
      <text:p text:style-name="P58"><text:s text:c="142"/>Alessandro Gravaglio</text:p>
      <text:p text:style-name="P59">Ufficio vendite</text:p>
      <text:p text:style-name="P60"><text:span text:style-name="T61"><text:s text:c="11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Erik Dalla Valle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01:00Z</meta:creation-date>
    <dc:date>2018-12-19T10:58:00Z</dc:date>
    <meta:print-date>2018-12-19T10:58:00Z</meta:print-date>
    <meta:template xlink:href="Normal" xlink:type="simple"/>
    <meta:editing-cycles>4</meta:editing-cycles>
    <meta:editing-duration>PT900S</meta:editing-duration>
    <meta:document-statistic meta:page-count="1" meta:paragraph-count="3" meta:word-count="270" meta:character-count="1809" meta:row-count="12" meta:non-whitespace-character-count="1542"/>
  </office:meta>
</office:document-meta>
</file>